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84461" officeooo:paragraph-rsid="00013f23"/>
    </style:style>
    <style:style style:name="P2" style:family="paragraph" style:parent-style-name="Preformatted_20_Text">
      <style:text-properties officeooo:rsid="00184461" officeooo:paragraph-rsid="0002a0ce"/>
    </style:style>
    <style:style style:name="P3" style:family="paragraph" style:parent-style-name="Preformatted_20_Text">
      <style:text-properties officeooo:rsid="00013f23" officeooo:paragraph-rsid="00013f23"/>
    </style:style>
    <style:style style:name="P4" style:family="paragraph" style:parent-style-name="Preformatted_20_Text">
      <style:text-properties officeooo:rsid="000410fb" officeooo:paragraph-rsid="000410fb"/>
    </style:style>
    <style:style style:name="P5" style:family="paragraph" style:parent-style-name="Preformatted_20_Text">
      <style:text-properties officeooo:rsid="0007268a" officeooo:paragraph-rsid="0007748c"/>
    </style:style>
    <style:style style:name="T1" style:family="text">
      <style:text-properties officeooo:rsid="0007748c"/>
    </style:style>
    <style:style style:name="T2" style:family="text">
      <style:text-properties officeooo:rsid="00084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ompile and run:</text:p>
      <text:p text:style-name="P1"/>
      <text:p text:style-name="P2">Compile file :</text:p>
      <text:p text:style-name="P2"/>
      <text:p text:style-name="P2">cd to the folder and run “make”. The make file is already included.</text:p>
      <text:p text:style-name="P1"/>
      <text:p text:style-name="P1">Run: </text:p>
      <text:p text:style-name="P3"/>
      <text:p text:style-name="P3">1.<text:tab/>choose to run with MRV enable, please input:</text:p>
      <text:p text:style-name="P3"><text:tab/>./CSP data 0</text:p>
      <text:p text:style-name="P3">2.<text:tab/>choose to run with MRV disable, please input:</text:p>
      <text:p text:style-name="P3"><text:tab/>./CSP data 1</text:p>
      <text:p text:style-name="P4">note: data is the name for input file.</text:p>
      <text:p text:style-name="P4"/>
      <text:p text:style-name="P5">Transcript<text:span text:style-name="T1">s</text:span> <text:span text:style-name="T2">are include in the folder, named “result_with_MRV” and “result_without_MRV”. If you would like to open them in windows, please treat them as “txt”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7:28:33.299680987</meta:creation-date>
    <dc:date>2014-10-31T17:33:36.144087135</dc:date>
    <meta:editing-duration>PT4M58S</meta:editing-duration>
    <meta:editing-cycles>11</meta:editing-cycles>
    <meta:generator>LibreOffice/4.3.2.2$Linux_X86_64 LibreOffice_project/430m0$Build-2</meta:generator>
    <meta:document-statistic meta:table-count="0" meta:image-count="0" meta:object-count="0" meta:page-count="1" meta:paragraph-count="10" meta:word-count="79" meta:character-count="432" meta:non-whitespace-character-count="360"/>
  </office:meta>
</office:document-meta>
</file>